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0.847cm"/>
          <style:tab-stop style:position="17.98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6" style:family="paragraph" style:parent-style-name="Standard">
      <style:paragraph-properties fo:margin-left="1.228cm" fo:margin-right="0cm" fo:text-align="justify" style:justify-single-word="false" fo:text-indent="0.677cm" style:auto-text-indent="false">
        <style:tab-stops>
          <style:tab-stop style:position="2.773cm"/>
        </style:tab-stops>
      </style:paragraph-properties>
    </style:style>
    <style:style style:name="P7" style:family="paragraph" style:parent-style-name="Standard">
      <style:paragraph-properties fo:margin-left="0.64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list-style-name="WW8Num4">
      <style:paragraph-properties fo:text-align="justify" style:justify-single-word="false"/>
    </style:style>
    <style:style style:name="P11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4.001cm"/>
        </style:tab-stops>
      </style:paragraph-properties>
    </style:style>
    <style:style style:name="P12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4.001cm"/>
        </style:tab-stops>
      </style:paragraph-properties>
    </style:style>
    <style:style style:name="P13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4.001cm"/>
        </style:tab-stops>
      </style:paragraph-properties>
    </style:style>
    <style:style style:name="P14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5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6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7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8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9" style:family="paragraph" style:parent-style-name="Standard" style:list-style-name="WW8Num4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20" style:family="paragraph" style:parent-style-name="Standard" style:list-style-name="WW8Num1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21" style:family="paragraph" style:parent-style-name="Standard" style:list-style-name="WW8Num1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22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3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4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5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6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7" style:family="paragraph" style:parent-style-name="Standard" style:list-style-name="WW8Num4">
      <style:paragraph-properties fo:text-align="justify" style:justify-single-word="false">
        <style:tab-stops>
          <style:tab-stop style:position="3.493cm"/>
          <style:tab-stop style:position="4.001cm"/>
          <style:tab-stop style:position="4.128cm"/>
        </style:tab-stops>
      </style:paragraph-properties>
    </style:style>
    <style:style style:name="P28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4.001cm"/>
        </style:tab-stops>
      </style:paragraph-properties>
    </style:style>
    <style:style style:name="P29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4.001cm"/>
        </style:tab-stops>
      </style:paragraph-properties>
    </style:style>
    <style:style style:name="P30" style:family="paragraph" style:parent-style-name="Standard" style:list-style-name="WW8Num4">
      <style:paragraph-properties fo:text-align="justify" style:justify-single-word="false"/>
    </style:style>
    <style:style style:name="P31" style:family="paragraph" style:parent-style-name="Standard" style:list-style-name="WW8Num4">
      <style:paragraph-properties fo:text-align="justify" style:justify-single-word="false"/>
    </style:style>
    <style:style style:name="P32" style:family="paragraph" style:parent-style-name="Standard" style:list-style-name="WW8Num4">
      <style:paragraph-properties fo:text-align="justify" style:justify-single-word="false"/>
    </style:style>
    <style:style style:name="P33" style:family="paragraph" style:parent-style-name="Standard" style:list-style-name="WW8Num4">
      <style:paragraph-properties fo:text-align="justify" style:justify-single-word="false"/>
    </style:style>
    <style:style style:name="P34" style:family="paragraph" style:parent-style-name="Standard" style:list-style-name="WW8Num4">
      <style:paragraph-properties fo:text-align="justify" style:justify-single-word="false"/>
    </style:style>
    <style:style style:name="P35" style:family="paragraph" style:parent-style-name="Standard" style:list-style-name="WW8Num4">
      <style:paragraph-properties fo:text-align="justify" style:justify-single-word="false"/>
    </style:style>
    <style:style style:name="P36" style:family="paragraph" style:parent-style-name="Standard" style:list-style-name="WW8Num4">
      <style:paragraph-properties fo:text-align="justify" style:justify-single-word="false"/>
    </style:style>
    <style:style style:name="P37" style:family="paragraph" style:parent-style-name="Standard" style:list-style-name="WW8Num4">
      <style:paragraph-properties fo:text-align="justify" style:justify-single-word="false"/>
    </style:style>
    <style:style style:name="P38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39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0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1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2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3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4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5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</style:tab-stops>
      </style:paragraph-properties>
    </style:style>
    <style:style style:name="P46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47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48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49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50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51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</style:style>
    <style:style style:name="P52" style:family="paragraph" style:parent-style-name="Standard" style:list-style-name="WW8Num4">
      <style:paragraph-properties fo:text-align="justify" style:justify-single-word="false">
        <style:tab-stops>
          <style:tab-stop style:position="2.54cm"/>
        </style:tab-stops>
      </style:paragraph-properties>
    </style:style>
    <style:style style:name="P53" style:family="paragraph" style:parent-style-name="Standard" style:list-style-name="WW8Num4">
      <style:paragraph-properties fo:text-align="justify" style:justify-single-word="false"/>
    </style:style>
    <style:style style:name="P54" style:family="paragraph" style:parent-style-name="Standard" style:list-style-name="WW8Num4">
      <style:paragraph-properties fo:text-align="justify" style:justify-single-word="false"/>
    </style:style>
    <style:style style:name="P55" style:family="paragraph" style:parent-style-name="Standard" style:list-style-name="WW8Num4">
      <style:paragraph-properties fo:text-align="justify" style:justify-single-word="false"/>
    </style:style>
    <style:style style:name="P56" style:family="paragraph" style:parent-style-name="Standard" style:list-style-name="WW8Num4">
      <style:paragraph-properties fo:text-align="justify" style:justify-single-word="false"/>
    </style:style>
    <style:style style:name="P57" style:family="paragraph" style:parent-style-name="Standard" style:list-style-name="WW8Num4">
      <style:paragraph-properties fo:text-align="justify" style:justify-single-word="false"/>
    </style:style>
    <style:style style:name="P58" style:family="paragraph" style:parent-style-name="Standard" style:list-style-name="WW8Num4">
      <style:paragraph-properties fo:text-align="justify" style:justify-single-word="false"/>
    </style:style>
    <style:style style:name="P59" style:family="paragraph" style:parent-style-name="Standard" style:list-style-name="WW8Num4">
      <style:paragraph-properties fo:text-align="justify" style:justify-single-word="false"/>
    </style:style>
    <style:style style:name="P60" style:family="paragraph" style:parent-style-name="Standard" style:list-style-name="WW8Num4">
      <style:paragraph-properties fo:text-align="justify" style:justify-single-word="false"/>
    </style:style>
    <style:style style:name="P61" style:family="paragraph" style:parent-style-name="Standard" style:list-style-name="WW8Num4">
      <style:paragraph-properties fo:text-align="justify" style:justify-single-word="false"/>
    </style:style>
    <style:style style:name="P62" style:family="paragraph" style:parent-style-name="Standard" style:list-style-name="WW8Num4">
      <style:paragraph-properties fo:text-align="justify" style:justify-single-word="false"/>
    </style:style>
    <style:style style:name="P63" style:family="paragraph" style:parent-style-name="Standard" style:list-style-name="WW8Num4">
      <style:paragraph-properties fo:text-align="justify" style:justify-single-word="false"/>
    </style:style>
    <style:style style:name="P64" style:family="paragraph" style:parent-style-name="Standard" style:list-style-name="WW8Num4">
      <style:paragraph-properties fo:text-align="justify" style:justify-single-word="false"/>
    </style:style>
    <style:style style:name="P65" style:family="paragraph" style:parent-style-name="Standard" style:list-style-name="WW8Num4">
      <style:paragraph-properties fo:text-align="justify" style:justify-single-word="false"/>
    </style:style>
    <style:style style:name="P66" style:family="paragraph" style:parent-style-name="Standard" style:list-style-name="WW8Num4">
      <style:paragraph-properties fo:text-align="justify" style:justify-single-word="false"/>
    </style:style>
    <style:style style:name="P67" style:family="paragraph" style:parent-style-name="Standard" style:list-style-name="WW8Num4">
      <style:paragraph-properties fo:text-align="justify" style:justify-single-word="false"/>
    </style:style>
    <style:style style:name="P68" style:family="paragraph" style:parent-style-name="Standard" style:list-style-name="WW8Num4">
      <style:paragraph-properties fo:text-align="justify" style:justify-single-word="false"/>
      <style:text-properties fo:background-color="#ffff00"/>
    </style:style>
    <style:style style:name="P69" style:family="paragraph" style:parent-style-name="Standard" style:list-style-name="WW8Num4">
      <style:paragraph-properties fo:text-align="justify" style:justify-single-word="false">
        <style:tab-stops>
          <style:tab-stop style:position="1.588cm"/>
          <style:tab-stop style:position="2.223cm"/>
          <style:tab-stop style:position="2.54cm"/>
        </style:tab-stops>
      </style:paragraph-properties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70" style:family="paragraph" style:parent-style-name="Standard" style:list-style-name="WW8Num2">
      <style:paragraph-properties fo:margin-left="-0.635cm" fo:margin-right="0cm" fo:text-indent="0cm" style:auto-text-indent="false" fo:break-before="page">
        <style:tab-stops>
          <style:tab-stop style:position="1.27cm"/>
        </style:tab-stops>
      </style:paragraph-properties>
    </style:style>
    <style:style style:name="P71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72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73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74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75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4.001cm"/>
        </style:tab-stops>
      </style:paragraph-properties>
    </style:style>
    <style:style style:name="P76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77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78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79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80" style:family="paragraph" style:parent-style-name="Standard" style:list-style-name="WW8Num1">
      <style:paragraph-properties fo:margin-left="-1.842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81" style:family="paragraph" style:parent-style-name="Standard" style:list-style-name="WW8Num1">
      <style:paragraph-properties fo:margin-left="-1.842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82" style:family="paragraph" style:parent-style-name="Standard" style:list-style-name="WW8Num1">
      <style:paragraph-properties fo:margin-left="-1.842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83" style:family="paragraph" style:parent-style-name="Standard" style:list-style-name="WW8Num4">
      <style:paragraph-properties fo:margin-left="0.005cm" fo:margin-right="0cm" fo:text-align="justify" style:justify-single-word="false" fo:text-indent="0cm" style:auto-text-indent="false"/>
    </style:style>
    <style:style style:name="P84" style:family="paragraph" style:parent-style-name="Standard" style:list-style-name="WW8Num4">
      <style:paragraph-properties fo:margin-left="0.005cm" fo:margin-right="0cm" fo:text-align="justify" style:justify-single-word="false" fo:text-indent="0cm" style:auto-text-indent="false">
        <style:tab-stops>
          <style:tab-stop style:position="1.582cm"/>
          <style:tab-stop style:position="2.217cm"/>
        </style:tab-stops>
      </style:paragraph-properties>
    </style:style>
    <style:style style:name="P85" style:family="paragraph" style:parent-style-name="Standard" style:list-style-name="WW8Num4">
      <style:paragraph-properties fo:margin-left="0.005cm" fo:margin-right="0cm" fo:text-align="justify" style:justify-single-word="false" fo:text-indent="0cm" style:auto-text-indent="false">
        <style:tab-stops>
          <style:tab-stop style:position="1.582cm"/>
          <style:tab-stop style:position="2.217cm"/>
        </style:tab-stops>
      </style:paragraph-properties>
    </style:style>
    <style:style style:name="P86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</style:style>
    <style:style style:name="P87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</style:style>
    <style:style style:name="P88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</style:style>
    <style:style style:name="P89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</style:style>
    <style:style style:name="P90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</style:style>
    <style:style style:name="P91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2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3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4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5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6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7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8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font-weight="bold" style:font-weight-asian="bold"/>
    </style:style>
    <style:style style:name="P99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language="en" fo:country="GB" fo:font-weight="bold" style:font-weight-asian="bold"/>
    </style:style>
    <style:style style:name="P100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language="en" fo:country="GB" fo:font-weight="bold" style:font-weight-asian="bold"/>
    </style:style>
    <style:style style:name="P101" style:family="paragraph" style:parent-style-name="Standard" style:list-style-name="WW8Num1">
      <style:paragraph-properties fo:margin-left="-0.889cm" fo:margin-right="0cm" fo:text-align="justify" style:justify-single-word="false" fo:text-indent="0cm" style:auto-text-indent="false">
        <style:tab-stops>
          <style:tab-stop style:position="4.382cm"/>
        </style:tab-stops>
      </style:paragraph-properties>
      <style:text-properties fo:language="en" fo:country="GB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T9" style:family="text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fr" fo:country="FR" fo:font-weight="normal" style:font-weight-asian="normal" style:font-weight-complex="normal"/>
    </style:style>
    <style:style style:name="T12" style:family="text">
      <style:text-properties style:font-name="Times New Roman1" fo:font-size="10pt" fo:font-weight="bold" style:font-size-asian="10pt" style:font-weight-asian="bold" style:font-name-complex="Courier New" style:font-size-complex="10pt" style:font-weight-complex="bold"/>
    </style:style>
    <style:style style:name="T13" style:family="text">
      <style:text-properties style:font-name="Times New Roman1" fo:font-size="12pt" fo:font-weight="normal" style:font-size-asian="12pt" style:font-weight-asian="normal" style:font-name-complex="Courier New" style:font-size-complex="12pt" style:font-weight-complex="normal"/>
    </style:style>
    <style:style style:name="T1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P1">Guide d’installation de Xen sur Ubuntu 7.10</text:p>
      <text:p text:style-name="P1"/>
      <text:p text:style-name="P1"/>
      <text:p text:style-name="Standard">Responsable à contacter en cas de problème : Julien Louisy</text:p>
      <text:p text:style-name="Standard">Rédaction et mise en page : Ezequiel Geremia et Julien Louis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 des matières :</text:p>
      <text:p text:style-name="Standard"/>
      <text:table-of-content text:style-name="Sect1" text:name="Table des matières1">
        <text:table-of-content-source text:outline-level="1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Text_20_body"/>
        </text:index-body>
      </text:table-of-content>
      <text:p text:style-name="P3"/>
      <text:list text:style-name="WW8Num2">
        <text:list-item>
          <text:p text:style-name="P70">Installer Ubuntu 7.10</text:p>
        </text:list-item>
      </text:list>
      <text:list text:style-name="WW8Num4">
        <text:list-item>
          <text:list>
            <text:list-item>
              <text:p text:style-name="P71">Presser <text:span text:style-name="T1">F12</text:span> et choisir le démarrage à partir du CD-ROM</text:p>
            </text:list-item>
            <text:list-item>
              <text:p text:style-name="P71">Partitionnement automatique de la totalité du disque</text:p>
            </text:list-item>
            <text:list-item>
              <text:p text:style-name="P71">Identité :</text:p>
            </text:list-item>
          </text:list>
        </text:list-item>
      </text:list>
      <text:list text:style-name="WW8Num1">
        <text:list-item text:start-value="1">
          <text:p text:style-name="P80">Nom : adminxen</text:p>
        </text:list-item>
        <text:list-item>
          <text:p text:style-name="P80">Mot de passe : admin</text:p>
        </text:list-item>
        <text:list-item>
          <text:p text:style-name="P80">Nom de machine : a-204-&lt;numéro de machine&gt; (ex a-204-02)</text:p>
        </text:list-item>
      </text:list>
      <text:list text:style-name="WW8Num4" text:continue-numbering="true">
        <text:list-item>
          <text:list text:continue-numbering="true">
            <text:list-item>
              <text:p text:style-name="P71">Redémarrer</text:p>
            </text:list-item>
          </text:list>
        </text:list-item>
      </text:list>
      <text:p text:style-name="P4"/>
      <text:list text:style-name="WW8Num4" text:continue-numbering="true">
        <text:list-item>
          <text:p text:style-name="P10">Configuration d’Ubuntu</text:p>
          <text:list>
            <text:list-item>
              <text:p text:style-name="P11">Ne pas utiliser les pilotes d’accélération graphique</text:p>
            </text:list-item>
            <text:list-item>
              <text:p text:style-name="P11">Mise à jour de la distribution avec le gestionnaire de mise à jour Synaptic</text:p>
            </text:list-item>
            <text:list-item>
              <text:p text:style-name="P11">Installation de paquets supplémentaires avec le gestionnaire de paquets Synaptic</text:p>
              <text:list>
                <text:list-item>
                  <text:p text:style-name="P14">Ajouter <text:span text:style-name="T1">bridge-utils</text:span></text:p>
                </text:list-item>
                <text:list-item>
                  <text:p text:style-name="P14">Vérifier si <text:span text:style-name="T1">iproute2</text:span> est installé (peut être contenu dans un paquet iproute)</text:p>
                </text:list-item>
                <text:list-item>
                  <text:p text:style-name="P14">Vérifier si <text:span text:style-name="T1">hotplug-dev</text:span> est installé (peut être contenu dans udev)</text:p>
                </text:list-item>
                <text:list-item>
                  <text:p text:style-name="P14">Installer le paquet <text:span text:style-name="T2">nfs-common</text:span></text:p>
                </text:list-item>
                <text:list-item>
                  <text:p text:style-name="P14">Installer xen 3.1 : </text:p>
                  <text:list>
                    <text:list-item>
                      <text:p text:style-name="P22">Installer <text:span text:style-name="T1">ubuntu-xen-server</text:span></text:p>
                    </text:list-item>
                    <text:list-item>
                      <text:p text:style-name="P22">Installer <text:span text:style-name="T1">xen-headers-2.6.19-4</text:span></text:p>
                    </text:list-item>
                    <text:list-item>
                      <text:p text:style-name="P22">Installer <text:span text:style-name="T1">xen-image-2.6.19-4-serv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Les deux derniers paquets permettent de pallier à un bug du noyau 2.6.22-14.</text:p>
      <text:list text:style-name="WW8Num4" text:continue-numbering="true">
        <text:list-item>
          <text:list text:continue-numbering="true">
            <text:list-item>
              <text:p text:style-name="P75">Modification du grub</text:p>
              <text:list>
                <text:list-item>
                  <text:p text:style-name="P14">En super utilisateur, éditer <text:span text:style-name="T1">/boot/grub/menu.lst</text:span></text:p>
                  <text:list>
                    <text:list-item>
                      <text:p text:style-name="P22">Modifier le timeout : 10 secondes au lieu de 3</text:p>
                    </text:list-item>
                    <text:list-item>
                      <text:p text:style-name="P22">Commenter la ligne <text:span text:style-name="T1">hiddenmenu</text:span></text:p>
                    </text:list-item>
                    <text:list-item>
                      <text:p text:style-name="P22">Vérifier que le fichier contient les deux entrées :</text:p>
                    </text:list-item>
                  </text:list>
                </text:list-item>
              </text:list>
            </text:list-item>
          </text:list>
        </text:list-item>
      </text:list>
      <text:list text:style-name="WW8Num1">
        <text:list-item text:start-value="1">
          <text:p text:style-name="P20">Xen 3.1 / Ubuntu 7.10, kernel 2.6.22-14-xen</text:p>
        </text:list-item>
        <text:list-item>
          <text:p text:style-name="P20">Xen 3.1 / Ubuntu 7.10, kernel 2.6.19-4-serveur</text:p>
        </text:list-item>
      </text:list>
      <text:list text:style-name="WW8Num4" text:continue-numbering="true">
        <text:list-item>
          <text:list text:continue-numbering="true">
            <text:list-item>
              <text:p text:style-name="P28">Redémarrer</text:p>
            </text:list-item>
            <text:list-item>
              <text:p text:style-name="P28">Choisir l’entrée <text:span text:style-name="T1">Xen 3.1 / Ubuntu 7.10, kernel 2.6.19-4</text:span><text:span text:style-name="T2">-serveur </text:span><text:span text:style-name="T10">dans le</text:span> grub</text:p>
            </text:list-item>
          </text:list>
        </text:list-item>
      </text:list>
      <text:p text:style-name="P7"/>
      <text:list text:style-name="WW8Num4" text:continue-numbering="true">
        <text:list-item>
          <text:p text:style-name="P83">Configuration du daemon Xend</text:p>
          <text:list>
            <text:list-item>
              <text:p text:style-name="P84">En super utilisateur, éditer <text:span text:style-name="T1">/etc/xen/xend-config.sxp</text:span></text:p>
              <text:list>
                <text:list-item>
                  <text:p text:style-name="P10"><text:span text:style-name="T7">Commenter </text:span><text:span text:style-name="T1">(xend-relocation-server no) </text:span></text:p>
                </text:list-item>
                <text:list-item>
                  <text:p text:style-name="P10"><text:span text:style-name="T7">Décommenter </text:span><text:span text:style-name="T6">(xend-relocation-server yes) </text:span></text:p>
                </text:list-item>
                <text:list-item>
                  <text:p text:style-name="P10"><text:span text:style-name="T7">Décommenter </text:span><text:span text:style-name="T6">(xend-relocation-port 8002)</text:span></text:p>
                </text:list-item>
                <text:list-item>
                  <text:p text:style-name="P10"><text:span text:style-name="T10">Remplacer la ligne contenant </text:span><text:span text:style-name="T1">xend-relocation-address </text:span><text:span text:style-name="T10">par : </text:span><text:span text:style-name="T1">(xend-relocation-address '')</text:span></text:p>
                </text:list-item>
                <text:list-item>
                  <text:p text:style-name="P10"><text:span text:style-name="T10">Commenter </text:span><text:span text:style-name="T3">(xend-relocation-hosts-allow '^localhost$ ^localhost\\.localdomain$')</text:span></text:p>
                </text:list-item>
                <text:list-item>
                  <text:p text:style-name="P10"><text:span text:style-name="T11">Décommenter</text:span><text:span text:style-name="T10"> </text:span><text:span text:style-name="T3">(xend-relocation-hosts-allow '')</text:span></text:p>
                </text:list-item>
                <text:list-item>
                  <text:p text:style-name="P10"><text:span text:style-name="T4">Commenter </text:span><text:span text:style-name="T5">(network-script network-dummy)</text:span></text:p>
                </text:list-item>
                <text:list-item>
                  <text:p text:style-name="P10"><text:span text:style-name="T7">Décommenter </text:span><text:span text:style-name="T6">(network-script network-bridge)</text:span></text:p>
                </text:list-item>
              </text:list>
            </text:list-item>
            <text:list-item>
              <text:p text:style-name="P84"><text:soft-page-break/>En super utilisateur, éditer <text:span text:style-name="T1">/etc/modules</text:span></text:p>
              <text:list>
                <text:list-item>
                  <text:p text:style-name="P10">Ajouter une ligne contenant : <text:span text:style-name="T1">loop loop_max=64</text:span></text:p>
                </text:list-item>
              </text:list>
            </text:list-item>
            <text:list-item>
              <text:p text:style-name="P10"><text:span text:style-name="T10">Effectuer un </text:span><text:span text:style-name="T1">xend restart</text:span></text:p>
            </text:list-item>
          </text:list>
        </text:list-item>
      </text:list>
      <text:p text:style-name="P8"/>
      <text:list text:style-name="WW8Num4" text:continue-numbering="true">
        <text:list-item>
          <text:p text:style-name="P10">Création des VM</text:p>
          <text:list>
            <text:list-item>
              <text:p text:style-name="P10">Etape 1 : mise en place du server DHCP/NFS (voir tutos appropriés)</text:p>
            </text:list-item>
            <text:list-item>
              <text:p text:style-name="P10">Etape 2 : mise en place du système de fichiers</text:p>
              <text:list>
                <text:list-item>
                  <text:p text:style-name="P10">installer <text:span text:style-name="T2">deboostrap</text:span></text:p>
                </text:list-item>
                <text:list-item>
                  <text:p text:style-name="P76">Téléchargement de la distribution : <text:span text:style-name="T8"># debootstrap ND /xen &lt;url&gt;</text:span> où ND est le nom de la distribution (exemple : dapper) et url l’adresse à laquelle télécharger la distribution.</text:p>
                </text:list-item>
                <text:list-item>
                  <text:p text:style-name="P76">Interdire le Thread Local Storage (réduit les performances de la VM) <text:span text:style-name="T8"># </text:span><text:span text:style-name="Machine_20_à_20_écrire_20_HTML"><text:span text:style-name="T1">mv /xen/lib/tls /xen/lib/tls.disabled</text:span></text:span></text:p>
                </text:list-item>
                <text:list-item>
                  <text:p text:style-name="P38">Création du fichier de configuration de la VM</text:p>
                  <text:list>
                    <text:list-item>
                      <text:p text:style-name="P10">Créer un fichier <text:span text:style-name="T1">/etc/xen/ND-a-204-NM.cfg</text:span> avec les options suivantes :</text:p>
                    </text:list-item>
                  </text:list>
                </text:list-item>
              </text:list>
            </text:list-item>
          </text:list>
        </text:list-item>
      </text:list>
      <text:list text:style-name="WW8Num1">
        <text:list-item text:start-value="1">
          <text:p text:style-name="P86"><text:span text:style-name="T5">kernel = '/boot/vmlinuz-`uname –r`'</text:span></text:p>
        </text:list-item>
        <text:list-item>
          <text:p text:style-name="P91">memory = 64</text:p>
        </text:list-item>
        <text:list-item>
          <text:p text:style-name="P91">name = 'ND-a-204-NM'</text:p>
        </text:list-item>
        <text:list-item>
          <text:p text:style-name="P91">vif = [ ' ' ]</text:p>
        </text:list-item>
        <text:list-item>
          <text:p text:style-name="P91">dhcp = 'dhcp'</text:p>
        </text:list-item>
        <text:list-item>
          <text:p text:style-name="P86"><text:span text:style-name="T5">nfs_server='192.168.1.1'</text:span></text:p>
        </text:list-item>
        <text:list-item>
          <text:p text:style-name="P86"><text:span text:style-name="T5">nfs_root=&lt;/xen&gt;</text:span></text:p>
        </text:list-item>
        <text:list-item>
          <text:p text:style-name="P99">root = '/dev/nfs'</text:p>
        </text:list-item>
      </text:list>
      <text:list text:style-name="WW8Num4" text:continue-numbering="true">
        <text:list-item>
          <text:list text:continue-numbering="true">
            <text:list-item>
              <text:p text:style-name="P46"><text:span text:style-name="T8"># xm create –c /etc/xen/ND-a-204-NM-NVM.cfg </text:span>: démarrage de la VM dans la console pour aboutir sur la demande d’authentification</text:p>
            </text:list-item>
          </text:list>
        </text:list-item>
      </text:list>
      <text:p text:style-name="P5"/>
      <text:list text:style-name="WW8Num4" text:continue-numbering="true">
        <text:list-item>
          <text:p text:style-name="P52">Références</text:p>
          <text:list>
            <text:list-item>
              <text:p text:style-name="P46">User Manual de Xen : <text:a xlink:type="simple" xlink:href="http://tx.downloads.xensource.com/downloads/docs/user/"><text:span text:style-name="Internet_20_link">http://tx.downloads.xensource.com/downloads/docs/user/</text:span></text:a></text:p>
            </text:list-item>
            <text:list-item>
              <text:p text:style-name="P46">Tutoriel Xen pour Ubuntu 7.04 : <text:a xlink:type="simple" xlink:href="https://help.ubuntu.com/community/Xen"><text:span text:style-name="Internet_20_link">https://help.ubuntu.com/community/Xen</text:span></text:a></text:p>
            </text:list-item>
            <text:list-item>
              <text:p text:style-name="P46">Tutoriel Xen Virtual Machine : <text:a xlink:type="simple" xlink:href="https://help.ubuntu.com/community/XenVirtualMachine"><text:span text:style-name="Internet_20_link">https://help.ubuntu.com/community/XenVirtualMachine</text:span></text:a></text:p>
            </text:list-item>
            <text:list-item>
              <text:p text:style-name="P46">Tutoriel lvm : <text:a xlink:type="simple" xlink:href="http://doc.ubuntu-fr.org/lvm"><text:span text:style-name="Internet_20_link">http://doc.ubuntu-fr.org/lvm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fo:font-weight="normal" style:font-weight-asian="normal"/>
    </style:style>
    <style:style style:name="WW8Num3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WW8Num4z0" style:family="text">
      <style:text-properties fo:font-weight="normal" style:font-weight-asian="normal"/>
    </style:style>
    <style:style style:name="WW8Num4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olice_20_par_20_défaut" style:display-name="Police par défaut" style:family="text"/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5.017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27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637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0" style:num-format="1" text:display-levels="2">
        <style:list-level-properties text:space-before="0.614cm" text:min-label-width="0.635cm"/>
      </text:list-level-style-number>
      <text:list-level-style-number text:level="3" text:style-name="WW8Num3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min-label-width="0.635cm"/>
      </text:list-level-style-number>
      <text:list-level-style-number text:level="2" text:style-name="WW8Num4z0" style:num-format="1" text:display-levels="2">
        <style:list-level-properties text:space-before="0.614cm" text:min-label-width="0.635cm"/>
      </text:list-level-style-number>
      <text:list-level-style-number text:level="3" text:style-name="WW8Num4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9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5cm" style:dynamic-spacing="true"/>
      </style:footer-style>
    </style:page-layout>
  </office:automatic-styles>
  <office:master-styles>
    <style:master-page style:name="Standard" style:page-layout-name="pm1">
      <style:footer>
        <text:p text:style-name="Footer"><draw:frame draw:style-name="fr1" draw:name="Cadre1" text:anchor-type="paragraph" svg:y="0.002cm" fo:min-width="0.041cm" draw:z-index="2"><draw:text-box fo:min-height="0.37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La Vache Mauve</meta:initial-creator>
    <meta:creation-date>2008-02-02T15:42:00</meta:creation-date>
    <dc:creator>adminxen</dc:creator>
    <dc:date>2008-02-20T14:35:17</dc:date>
    <meta:print-date>2008-02-03T17:46:00</meta:print-date>
    <meta:editing-cycles>36</meta:editing-cycles>
    <meta:editing-duration>PT9H3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477" meta:character-count="3101"/>
  </office:meta>
</office:document-meta>
</file>